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9.72mm" table:align="left"/>
    </style:style>
    <style:style style:name="ContactInfo.A" style:family="table-column">
      <style:table-column-properties style:column-width="84.84mm"/>
    </style:style>
    <style:style style:name="ContactInfo.B" style:family="table-column">
      <style:table-column-properties style:column-width="84.88mm"/>
    </style:style>
    <style:style style:name="ContactInfo.A1" style:family="table-cell">
      <style:table-cell-properties fo:padding="0.49mm" fo:border="none"/>
    </style:style>
    <style:style style:name="ContactInfo.B1" style:family="table-cell">
      <style:table-cell-properties style:vertical-align="middle" fo:padding="0.49mm" fo:border="none"/>
    </style:style>
    <style:style style:name="PersonalInfo" style:family="table">
      <style:table-properties style:width="169.72mm" table:align="left"/>
    </style:style>
    <style:style style:name="PersonalInfo.A" style:family="table-column">
      <style:table-column-properties style:column-width="84.84mm"/>
    </style:style>
    <style:style style:name="PersonalInfo.B" style:family="table-column">
      <style:table-column-properties style:column-width="84.88mm"/>
    </style:style>
    <style:style style:name="PersonalInfo.A1" style:family="table-cell">
      <style:table-cell-properties fo:padding="0.49mm" fo:border="none"/>
    </style:style>
    <style:style style:name="PersonalInfo.B1" style:family="table-cell">
      <style:table-cell-properties style:vertical-align="middle" fo:padding="0.49mm" fo:border="none"/>
    </style:style>
    <style:style style:name="Education-University" style:family="table">
      <style:table-properties style:width="169.72mm" table:align="left"/>
    </style:style>
    <style:style style:name="Education-University.A" style:family="table-column">
      <style:table-column-properties style:column-width="84.84mm"/>
    </style:style>
    <style:style style:name="Education-University.B" style:family="table-column">
      <style:table-column-properties style:column-width="84.88mm"/>
    </style:style>
    <style:style style:name="Education-University.A1" style:family="table-cell">
      <style:table-cell-properties fo:padding="0.49mm" fo:border="none"/>
    </style:style>
    <style:style style:name="Education-University.B1" style:family="table-cell">
      <style:table-cell-properties style:vertical-align="middle" fo:padding="0.49mm" fo:border="none"/>
    </style:style>
    <style:style style:name="Table4" style:family="table">
      <style:table-properties style:width="169.72mm" table:align="left"/>
    </style:style>
    <style:style style:name="Table4.A" style:family="table-column">
      <style:table-column-properties style:column-width="84.84mm"/>
    </style:style>
    <style:style style:name="Table4.B" style:family="table-column">
      <style:table-column-properties style:column-width="84.88mm"/>
    </style:style>
    <style:style style:name="Table4.A1" style:family="table-cell">
      <style:table-cell-properties fo:padding="0.49mm" fo:border="none"/>
    </style:style>
    <style:style style:name="Table4.B1" style:family="table-cell">
      <style:table-cell-properties style:vertical-align="middle" fo:padding="0.49mm" fo:border="none"/>
    </style:style>
    <style:style style:name="Table5" style:family="table">
      <style:table-properties style:width="169.72mm" table:align="left"/>
    </style:style>
    <style:style style:name="Table5.A" style:family="table-column">
      <style:table-column-properties style:column-width="47.61mm"/>
    </style:style>
    <style:style style:name="Table5.B" style:family="table-column">
      <style:table-column-properties style:column-width="32.49mm"/>
    </style:style>
    <style:style style:name="Table5.C" style:family="table-column">
      <style:table-column-properties style:column-width="30.04mm"/>
    </style:style>
    <style:style style:name="Table5.D" style:family="table-column">
      <style:table-column-properties style:column-width="59.58mm"/>
    </style:style>
    <style:style style:name="Table5.A1" style:family="table-cell">
      <style:table-cell-properties fo:padding="0.49mm" fo:border="none"/>
    </style:style>
    <style:style style:name="Table5.B1" style:family="table-cell">
      <style:table-cell-properties style:vertical-align="middle" fo:padding="0.49mm" fo:border="none"/>
    </style:style>
    <style:style style:name="Table6" style:family="table">
      <style:table-properties style:width="169.72mm" table:align="left"/>
    </style:style>
    <style:style style:name="Table6.A" style:family="table-column">
      <style:table-column-properties style:column-width="47.36mm"/>
    </style:style>
    <style:style style:name="Table6.B" style:family="table-column">
      <style:table-column-properties style:column-width="32.74mm"/>
    </style:style>
    <style:style style:name="Table6.C" style:family="table-column">
      <style:table-column-properties style:column-width="30.04mm"/>
    </style:style>
    <style:style style:name="Table6.D" style:family="table-column">
      <style:table-column-properties style:column-width="59.58mm"/>
    </style:style>
    <style:style style:name="Table6.A1" style:family="table-cell">
      <style:table-cell-properties fo:padding="0.49mm" fo:border="none"/>
    </style:style>
    <style:style style:name="Table6.B1" style:family="table-cell">
      <style:table-cell-properties style:vertical-align="middle" fo:padding="0.49mm" fo:border="none"/>
    </style:style>
    <style:style style:name="Table7" style:family="table">
      <style:table-properties style:width="169.72mm" table:align="left"/>
    </style:style>
    <style:style style:name="Table7.A" style:family="table-column">
      <style:table-column-properties style:column-width="47.36mm"/>
    </style:style>
    <style:style style:name="Table7.B" style:family="table-column">
      <style:table-column-properties style:column-width="32.74mm"/>
    </style:style>
    <style:style style:name="Table7.C" style:family="table-column">
      <style:table-column-properties style:column-width="30.04mm"/>
    </style:style>
    <style:style style:name="Table7.D" style:family="table-column">
      <style:table-column-properties style:column-width="59.58mm"/>
    </style:style>
    <style:style style:name="Table7.A1" style:family="table-cell">
      <style:table-cell-properties fo:padding="0.49mm" fo:border="none"/>
    </style:style>
    <style:style style:name="Table7.B1" style:family="table-cell">
      <style:table-cell-properties style:vertical-align="middle" fo:padding="0.49mm" fo:border="none"/>
    </style:style>
    <style:style style:name="Table8" style:family="table">
      <style:table-properties style:width="169.72mm" table:align="left"/>
    </style:style>
    <style:style style:name="Table8.A" style:family="table-column">
      <style:table-column-properties style:column-width="47.36mm"/>
    </style:style>
    <style:style style:name="Table8.B" style:family="table-column">
      <style:table-column-properties style:column-width="32.74mm"/>
    </style:style>
    <style:style style:name="Table8.C" style:family="table-column">
      <style:table-column-properties style:column-width="30.04mm"/>
    </style:style>
    <style:style style:name="Table8.D" style:family="table-column">
      <style:table-column-properties style:column-width="59.58mm"/>
    </style:style>
    <style:style style:name="Table8.A1" style:family="table-cell">
      <style:table-cell-properties fo:padding="0.49mm" fo:border="none"/>
    </style:style>
    <style:style style:name="Table8.B1" style:family="table-cell">
      <style:table-cell-properties style:vertical-align="middle" fo:padding="0.49mm" fo:border="none"/>
    </style:style>
    <style:style style:name="Table9" style:family="table">
      <style:table-properties style:width="169.72mm" table:align="left"/>
    </style:style>
    <style:style style:name="Table9.A" style:family="table-column">
      <style:table-column-properties style:column-width="47.36mm"/>
    </style:style>
    <style:style style:name="Table9.B" style:family="table-column">
      <style:table-column-properties style:column-width="32.74mm"/>
    </style:style>
    <style:style style:name="Table9.C" style:family="table-column">
      <style:table-column-properties style:column-width="30.04mm"/>
    </style:style>
    <style:style style:name="Table9.D" style:family="table-column">
      <style:table-column-properties style:column-width="59.58mm"/>
    </style:style>
    <style:style style:name="Table9.A1" style:family="table-cell">
      <style:table-cell-properties fo:padding="0.49mm" fo:border="none"/>
    </style:style>
    <style:style style:name="Table9.B1" style:family="table-cell">
      <style:table-cell-properties style:vertical-align="middle" fo:padding="0.49mm" fo:border="none"/>
    </style:style>
    <style:style style:name="Table10" style:family="table">
      <style:table-properties style:width="169.7mm" table:align="left"/>
    </style:style>
    <style:style style:name="Table10.A" style:family="table-column">
      <style:table-column-properties style:column-width="47.36mm"/>
    </style:style>
    <style:style style:name="Table10.B" style:family="table-column">
      <style:table-column-properties style:column-width="32.74mm"/>
    </style:style>
    <style:style style:name="Table10.C" style:family="table-column">
      <style:table-column-properties style:column-width="30.04mm"/>
    </style:style>
    <style:style style:name="Table10.D" style:family="table-column">
      <style:table-column-properties style:column-width="59.57mm"/>
    </style:style>
    <style:style style:name="Table10.A1" style:family="table-cell">
      <style:table-cell-properties fo:padding="0.49mm" fo:border="none"/>
    </style:style>
    <style:style style:name="Table10.B1" style:family="table-cell">
      <style:table-cell-properties style:vertical-align="middle" fo:padding="0.49mm" fo:border="none"/>
    </style:style>
    <style:style style:name="Table11" style:family="table">
      <style:table-properties style:width="169.72mm" table:align="left"/>
    </style:style>
    <style:style style:name="Table11.A" style:family="table-column">
      <style:table-column-properties style:column-width="47.36mm"/>
    </style:style>
    <style:style style:name="Table11.B" style:family="table-column">
      <style:table-column-properties style:column-width="32.74mm"/>
    </style:style>
    <style:style style:name="Table11.C" style:family="table-column">
      <style:table-column-properties style:column-width="30.04mm"/>
    </style:style>
    <style:style style:name="Table11.D" style:family="table-column">
      <style:table-column-properties style:column-width="59.58mm"/>
    </style:style>
    <style:style style:name="Table11.A1" style:family="table-cell">
      <style:table-cell-properties fo:padding="0.49mm" fo:border="none"/>
    </style:style>
    <style:style style:name="Table11.B1" style:family="table-cell">
      <style:table-cell-properties style:vertical-align="middle" fo:padding="0.49mm" fo:border="none"/>
    </style:style>
    <style:style style:name="Table12" style:family="table">
      <style:table-properties style:width="169.7mm" table:align="left"/>
    </style:style>
    <style:style style:name="Table12.A" style:family="table-column">
      <style:table-column-properties style:column-width="47.36mm"/>
    </style:style>
    <style:style style:name="Table12.B" style:family="table-column">
      <style:table-column-properties style:column-width="32.49mm"/>
    </style:style>
    <style:style style:name="Table12.C" style:family="table-column">
      <style:table-column-properties style:column-width="30.29mm"/>
    </style:style>
    <style:style style:name="Table12.D" style:family="table-column">
      <style:table-column-properties style:column-width="59.57mm"/>
    </style:style>
    <style:style style:name="Table12.A1" style:family="table-cell">
      <style:table-cell-properties fo:padding="0.49mm" fo:border="none"/>
    </style:style>
    <style:style style:name="Table12.B1" style:family="table-cell">
      <style:table-cell-properties style:vertical-align="middle" fo:padding="0.49mm" fo:border="none"/>
    </style:style>
    <style:style style:name="Table13" style:family="table">
      <style:table-properties style:width="169.7mm" table:align="left"/>
    </style:style>
    <style:style style:name="Table13.A" style:family="table-column">
      <style:table-column-properties style:column-width="47.36mm"/>
    </style:style>
    <style:style style:name="Table13.B" style:family="table-column">
      <style:table-column-properties style:column-width="32.49mm"/>
    </style:style>
    <style:style style:name="Table13.C" style:family="table-column">
      <style:table-column-properties style:column-width="30.29mm"/>
    </style:style>
    <style:style style:name="Table13.D" style:family="table-column">
      <style:table-column-properties style:column-width="59.57mm"/>
    </style:style>
    <style:style style:name="Table13.A1" style:family="table-cell">
      <style:table-cell-properties style:vertical-align="middle" fo:padding="0.49mm" fo:border="none"/>
    </style:style>
    <style:style style:name="AditionalQualifications" style:family="table">
      <style:table-properties style:width="169.47mm" table:align="left"/>
    </style:style>
    <style:style style:name="AditionalQualifications.A" style:family="table-column">
      <style:table-column-properties style:column-width="84.75mm"/>
    </style:style>
    <style:style style:name="AditionalQualifications.B" style:family="table-column">
      <style:table-column-properties style:column-width="84.72mm"/>
    </style:style>
    <style:style style:name="AditionalQualifications.A1" style:family="table-cell">
      <style:table-cell-properties fo:padding="0.49mm" fo:border="none"/>
    </style:style>
    <style:style style:name="AditionalQualifications.B1" style:family="table-cell">
      <style:table-cell-properties style:vertical-align="middle" fo:padding="0.49mm" fo:border="none"/>
    </style:style>
    <style:style style:name="EmploymentHistory3" style:family="table">
      <style:table-properties style:width="169.72mm" table:align="left"/>
    </style:style>
    <style:style style:name="EmploymentHistory3.A" style:family="table-column">
      <style:table-column-properties style:column-width="84.84mm"/>
    </style:style>
    <style:style style:name="EmploymentHistory3.B" style:family="table-column">
      <style:table-column-properties style:column-width="84.88mm"/>
    </style:style>
    <style:style style:name="EmploymentHistory3.A1" style:family="table-cell">
      <style:table-cell-properties fo:padding="0.49mm" fo:border="none"/>
    </style:style>
    <style:style style:name="EmploymentHistory3.B1" style:family="table-cell">
      <style:table-cell-properties style:vertical-align="middle" fo:padding="0.49mm" fo:border="none"/>
    </style:style>
    <style:style style:name="EmploymentHisotory2" style:family="table">
      <style:table-properties style:width="169.99mm" table:align="left"/>
    </style:style>
    <style:style style:name="EmploymentHisotory2.A" style:family="table-column">
      <style:table-column-properties style:column-width="84.98mm"/>
    </style:style>
    <style:style style:name="EmploymentHisotory2.B" style:family="table-column">
      <style:table-column-properties style:column-width="85mm"/>
    </style:style>
    <style:style style:name="EmploymentHisotory2.A1" style:family="table-cell">
      <style:table-cell-properties fo:padding="0.49mm" fo:border="none"/>
    </style:style>
    <style:style style:name="EmploymentHisotory2.B1" style:family="table-cell">
      <style:table-cell-properties style:vertical-align="middle" fo:padding="0.49mm" fo:border="none"/>
    </style:style>
    <style:style style:name="EmploymentHistory1" style:family="table">
      <style:table-properties style:width="169.99mm" table:align="left"/>
    </style:style>
    <style:style style:name="EmploymentHistory1.A" style:family="table-column">
      <style:table-column-properties style:column-width="84.98mm"/>
    </style:style>
    <style:style style:name="EmploymentHistory1.B" style:family="table-column">
      <style:table-column-properties style:column-width="85mm"/>
    </style:style>
    <style:style style:name="EmploymentHistory1.A1" style:family="table-cell">
      <style:table-cell-properties fo:padding="0.49mm" fo:border="none"/>
    </style:style>
    <style:style style:name="EmploymentHistory1.B1" style:family="table-cell">
      <style:table-cell-properties style:vertical-align="middle" fo:padding="0.49mm" fo:border="none"/>
    </style:style>
    <style:style style:name="Table18" style:family="table">
      <style:table-properties style:width="169.99mm" table:align="left"/>
    </style:style>
    <style:style style:name="Table18.A" style:family="table-column">
      <style:table-column-properties style:column-width="84.98mm"/>
    </style:style>
    <style:style style:name="Table18.B" style:family="table-column">
      <style:table-column-properties style:column-width="85mm"/>
    </style:style>
    <style:style style:name="Table18.A1" style:family="table-cell">
      <style:table-cell-properties fo:padding="0.49mm" fo:border="none"/>
    </style:style>
    <style:style style:name="Table18.B1" style:family="table-cell">
      <style:table-cell-properties style:vertical-align="middle" fo:padding="0.49m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>
        <style:tab-stops>
          <style:tab-stop style:position="167.75mm"/>
        </style:tab-stops>
      </style:paragraph-properties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ender"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Heading_20_2">
      <style:paragraph-properties>
        <style:tab-stops>
          <style:tab-stop style:position="168.28mm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 style:parent-style-name="Heading_20_2">
      <style:paragraph-properties>
        <style:tab-stops>
          <style:tab-stop style:position="168.01mm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Heading_20_2">
      <style:paragraph-properties fo:margin-left="0mm" fo:margin-right="-0.53mm" fo:text-indent="0mm" style:auto-text-indent="false">
        <style:tab-stops>
          <style:tab-stop style:position="168.54mm"/>
        </style:tab-stops>
      </style:paragraph-properties>
      <style:text-properties style:text-underline-style="solid" style:text-underline-width="auto" style:text-underline-color="font-color"/>
    </style:style>
    <style:style style:name="P12" style:family="paragraph" style:parent-style-name="Table_20_Contents">
      <style:text-properties fo:font-weight="bold"/>
    </style:style>
    <style:style style:name="P13" style:family="paragraph" style:parent-style-name="Heading_20_2">
      <style:text-properties style:text-underline-style="solid" style:text-underline-width="auto" style:text-underline-color="font-color"/>
    </style:style>
    <style:style style:name="P14" style:family="paragraph" style:parent-style-name="Heading_20_2">
      <style:paragraph-properties>
        <style:tab-stops>
          <style:tab-stop style:position="168.28m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 style:list-style-name="L2"/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/>
    </style:style>
    <style:style style:name="T3" style:family="text">
      <style:text-properties fo:font-weight="bold"/>
    </style:style>
    <style:style style:name="Sect1" style:family="section">
      <style:section-properties fo:margin-left="0mm" fo:margin-right="0mm" style:editable="false">
        <style:columns fo:column-count="0" fo:column-gap="0mm"/>
      </style:section-properties>
    </style:style>
    <text:list-style style:name="L1">
      <text:list-level-style-number text:level="1" style:num-format="">
        <style:list-level-properties text:min-label-distance="3.81mm"/>
      </text:list-level-style-number>
      <text:list-level-style-number text:level="2" style:num-format="">
        <style:list-level-properties text:min-label-distance="3.81mm"/>
      </text:list-level-style-number>
      <text:list-level-style-number text:level="3" style:num-format="">
        <style:list-level-properties text:min-label-distance="3.81mm"/>
      </text:list-level-style-number>
      <text:list-level-style-number text:level="4" style:num-format="">
        <style:list-level-properties text:min-label-distance="3.81mm"/>
      </text:list-level-style-number>
      <text:list-level-style-number text:level="5" style:num-format="">
        <style:list-level-properties text:min-label-distance="3.81mm"/>
      </text:list-level-style-number>
      <text:list-level-style-number text:level="6" style:num-format="">
        <style:list-level-properties text:min-label-distance="3.81mm"/>
      </text:list-level-style-number>
      <text:list-level-style-number text:level="7" style:num-format="">
        <style:list-level-properties text:min-label-distance="3.81mm"/>
      </text:list-level-style-number>
      <text:list-level-style-number text:level="8" style:num-format="">
        <style:list-level-properties text:min-label-distance="3.81mm"/>
      </text:list-level-style-number>
      <text:list-level-style-number text:level="9" style:num-format="">
        <style:list-level-properties text:min-label-distance="3.81mm"/>
      </text:list-level-style-number>
      <text:list-level-style-number text:level="10" style:num-format="">
        <style:list-level-properties text:min-label-distance="3.81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9.95mm" text:min-label-width="4.99m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2.42mm" text:min-label-width="4.99m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4.89mm" text:min-label-width="4.99m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7.36mm" text:min-label-width="4.99m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9.83mm" text:min-label-width="4.99m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2.3mm" text:min-label-width="4.99m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4.78mm" text:min-label-width="4.99m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7.25mm" text:min-label-width="4.99m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9.72mm" text:min-label-width="4.99m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e Sotirov's Curriculum Vitae</text:h>
      <text:section text:style-name="Sect1" text:name="Menu">
        <text:p text:style-name="Standard"/>
      </text:section>
      <text:section text:style-name="Sect1" text:name="Content">
        <text:section text:style-name="Sect1" text:name="ContactDetails">
          <text:h text:style-name="P2" text:outline-level="2">Contact Details<text:tab/></text:h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Name:</text:p>
              </table:table-cell>
              <table:table-cell table:style-name="ContactInfo.B1" office:value-type="string">
                <text:p text:style-name="Table_20_Contents">Georgi Dimitrov Sotirov</text:p>
              </table:table-cell>
            </table:table-row>
            <table:table-row>
              <table:table-cell table:style-name="ContactInfo.A1" office:value-type="string">
                <text:p text:style-name="P3">Country:</text:p>
              </table:table-cell>
              <table:table-cell table:style-name="ContactInfo.B1" office:value-type="string">
                <text:p text:style-name="Table_20_Contents">Bulgaria (BG)</text:p>
              </table:table-cell>
            </table:table-row>
            <table:table-row>
              <table:table-cell table:style-name="ContactInfo.A1" office:value-type="string">
                <text:p text:style-name="P3">Current address:</text:p>
              </table:table-cell>
              <table:table-cell table:style-name="ContactInfo.B1" office:value-type="string">
                <text:p text:style-name="P4">1784 Sofia<text:line-break/>Mladost 4</text:p>
                <text:p text:style-name="P5">(for more, please contact me)</text:p>
              </table:table-cell>
            </table:table-row>
            <table:table-row>
              <table:table-cell table:style-name="ContactInfo.A1" office:value-type="string">
                <text:p text:style-name="P3">Personal mobile:</text:p>
              </table:table-cell>
              <table:table-cell table:style-name="ContactInfo.B1" office:value-type="string">
                <text:p text:style-name="Table_20_Contents">+359 88 837 18 17</text:p>
              </table:table-cell>
            </table:table-row>
            <table:table-row>
              <table:table-cell table:style-name="ContactInfo.A1" office:value-type="string">
                <text:p text:style-name="P3">Email:</text:p>
              </table:table-cell>
              <table:table-cell table:style-name="ContactInfo.B1" office:value-type="string">
                <text:p text:style-name="Table_20_Contents"><text:a xlink:type="simple" xlink:href="mailto:Georgi%20Sotirov%20%3Cgsotirov@obs.bg%3E">gsotirov@dir.bg</text:a></text:p>
              </table:table-cell>
            </table:table-row>
            <table:table-row>
              <table:table-cell table:style-name="ContactInfo.A1" office:value-type="string">
                <text:p text:style-name="P3">Preferred way for communication:</text:p>
              </table:table-cell>
              <table:table-cell table:style-name="ContactInfo.B1" office:value-type="string">
                <text:p text:style-name="Table_20_Contents">Personal mobile</text:p>
              </table:table-cell>
            </table:table-row>
          </table:table>
        </text:section>
        <text:section text:style-name="Sect1" text:name="PersonalInfo">
          <text:h text:style-name="P6" text:outline-level="2">Personal Information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Birthday:</text:p>
              </table:table-cell>
              <table:table-cell table:style-name="PersonalInfo.B1" office:value-type="string">
                <text:p text:style-name="Table_20_Contents">19 October 1979</text:p>
              </table:table-cell>
            </table:table-row>
            <table:table-row>
              <table:table-cell table:style-name="PersonalInfo.A1" office:value-type="string">
                <text:p text:style-name="P3">Birth place:</text:p>
              </table:table-cell>
              <table:table-cell table:style-name="PersonalInfo.B1" office:value-type="string">
                <text:p text:style-name="Table_20_Contents">Dupnitsa, Bulgaria</text:p>
              </table:table-cell>
            </table:table-row>
            <table:table-row>
              <table:table-cell table:style-name="PersonalInfo.A1" office:value-type="string">
                <text:p text:style-name="P3">Availability:</text:p>
              </table:table-cell>
              <table:table-cell table:style-name="PersonalInfo.B1" office:value-type="string">
                <text:p text:style-name="Table_20_Contents">Part time</text:p>
              </table:table-cell>
            </table:table-row>
            <table:table-row>
              <table:table-cell table:style-name="PersonalInfo.A1" office:value-type="string">
                <text:p text:style-name="P3">Driving license:</text:p>
              </table:table-cell>
              <table:table-cell table:style-name="PersonalInfo.B1" office:value-type="string">
                <text:p text:style-name="Table_20_Contents">Yes, active dirver</text:p>
              </table:table-cell>
            </table:table-row>
            <table:table-row>
              <table:table-cell table:style-name="PersonalInfo.A1" office:value-type="string">
                <text:p text:style-name="P3">Military service:</text:p>
              </table:table-cell>
              <table:table-cell table:style-name="PersonalInfo.B1" office:value-type="string">
                <text:p text:style-name="Table_20_Contents">Completed</text:p>
              </table:table-cell>
            </table:table-row>
            <table:table-row>
              <table:table-cell table:style-name="PersonalInfo.A1" office:value-type="string">
                <text:p text:style-name="P3">Would relocate to another town:</text:p>
              </table:table-cell>
              <table:table-cell table:style-name="PersonalInfo.B1" office:value-type="string">
                <text:p text:style-name="Table_20_Contents">Yes, temporarily</text:p>
              </table:table-cell>
            </table:table-row>
            <table:table-row>
              <table:table-cell table:style-name="PersonalInfo.A1" office:value-type="string">
                <text:p text:style-name="P3">Would relocate to another country:</text:p>
              </table:table-cell>
              <table:table-cell table:style-name="PersonalInfo.B1" office:value-type="string">
                <text:p text:style-name="Table_20_Contents">Yes, temporarily</text:p>
              </table:table-cell>
            </table:table-row>
          </table:table>
        </text:section>
        <text:section text:style-name="Sect1" text:name="Education">
          <text:h text:style-name="P6" text:outline-level="2">Education<text:tab/></text:h>
          <text:section text:style-name="Sect1" text:name="Education-University">
            <text:h text:style-name="Heading_20_3" text:outline-level="3">University</text:h>
            <table:table table:name="Education-University" table:style-name="Education-University">
              <table:table-column table:style-name="Education-University.A"/>
              <table:table-column table:style-name="Education-University.B"/>
              <table:table-row>
                <table:table-cell table:style-name="Education-University.A1" office:value-type="string">
                  <text:p text:style-name="P3">Name:</text:p>
                </table:table-cell>
                <table:table-cell table:style-name="Education-University.B1" office:value-type="string">
                  <text:p text:style-name="Table_20_Contents"><text:a xlink:type="simple" xlink:href="http://www.tu-sofia.bg/">Technical University of Sofia</text:a></text:p>
                </table:table-cell>
              </table:table-row>
              <table:table-row>
                <table:table-cell table:style-name="Education-University.A1" office:value-type="string">
                  <text:p text:style-name="P3">Department:</text:p>
                </table:table-cell>
                <table:table-cell table:style-name="Education-University.B1" office:value-type="string">
                  <text:p text:style-name="Table_20_Contents"><text:a xlink:type="simple" xlink:href="http://www.tu-sofia.bg/fksu1.htm">Faculty of Computer Systems and Control, Department of Computer Systems</text:a></text:p>
                </table:table-cell>
              </table:table-row>
              <table:table-row>
                <table:table-cell table:style-name="Education-University.A1" office:value-type="string">
                  <text:p text:style-name="P3">Major:</text:p>
                </table:table-cell>
                <table:table-cell table:style-name="Education-University.B1" office:value-type="string">
                  <text:p text:style-name="Table_20_Contents">Computer systems and technologies</text:p>
                </table:table-cell>
              </table:table-row>
              <table:table-row>
                <table:table-cell table:style-name="Education-University.A1" office:value-type="string">
                  <text:p text:style-name="P3">Degree:</text:p>
                </table:table-cell>
                <table:table-cell table:style-name="Education-University.B1" office:value-type="string">
                  <text:p text:style-name="Table_20_Contents">Bachelor (BA)</text:p>
                </table:table-cell>
              </table:table-row>
              <table:table-row>
                <table:table-cell table:style-name="Education-University.A1" office:value-type="string">
                  <text:p text:style-name="P3">Location:</text:p>
                </table:table-cell>
                <table:table-cell table:style-name="Education-University.B1" office:value-type="string">
                  <text:p text:style-name="Table_20_Contents">Sofia, Bulgaria</text:p>
                </table:table-cell>
              </table:table-row>
              <table:table-row>
                <table:table-cell table:style-name="Education-University.A1" office:value-type="string">
                  <text:p text:style-name="P3">Period:</text:p>
                </table:table-cell>
                <table:table-cell table:style-name="Education-University.B1" office:value-type="string">
                  <text:p text:style-name="Table_20_Contents">September 1998 - June 2002</text:p>
                </table:table-cell>
              </table:table-row>
            </table:table>
          </text:section>
          <text:section text:style-name="Sect1" text:name="Education-HighSchool">
            <text:h text:style-name="Heading_20_3" text:outline-level="3">High School</text:h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Name:</text:p>
                </table:table-cell>
                <table:table-cell table:style-name="Table4.B1" office:value-type="string">
                  <text:p text:style-name="Table_20_Contents">School of Machanical and Electrical Technics <text:span text:style-name="ACRONYM">Acad.</text:span><text:span text:style-name="Q"> </text:span><text:a xlink:type="simple" xlink:href="http://en.wikipedia.org/wiki/Sergei_Korolev"><text:span text:style-name="Q"><text:span text:style-name="ACRONYM">S.</text:span></text:span></text:a><text:a xlink:type="simple" xlink:href="http://en.wikipedia.org/wiki/Sergei_Korolev"><text:span text:style-name="Q"> </text:span></text:a><text:a xlink:type="simple" xlink:href="http://en.wikipedia.org/wiki/Sergei_Korolev"><text:span text:style-name="Q"><text:span text:style-name="ACRONYM">P.</text:span></text:span></text:a><text:a xlink:type="simple" xlink:href="http://en.wikipedia.org/wiki/Sergei_Korolev"><text:span text:style-name="Q"> Korolev</text:span></text:a></text:p>
                </table:table-cell>
              </table:table-row>
              <table:table-row>
                <table:table-cell table:style-name="Table4.A1" office:value-type="string">
                  <text:p text:style-name="P3">Major:</text:p>
                </table:table-cell>
                <table:table-cell table:style-name="Table4.B1" office:value-type="string">
                  <text:p text:style-name="Table_20_Contents">Electric equipment of industrial enterprises</text:p>
                </table:table-cell>
              </table:table-row>
              <table:table-row>
                <table:table-cell table:style-name="Table4.A1" office:value-type="string">
                  <text:p text:style-name="P3">Location:</text:p>
                </table:table-cell>
                <table:table-cell table:style-name="Table4.B1" office:value-type="string">
                  <text:p text:style-name="Table_20_Contents">Dupnitsa, Bulgaria</text:p>
                </table:table-cell>
              </table:table-row>
              <table:table-row>
                <table:table-cell table:style-name="Table4.A1" office:value-type="string">
                  <text:p text:style-name="P3">Period:</text:p>
                </table:table-cell>
                <table:table-cell table:style-name="Table4.B1" office:value-type="string">
                  <text:p text:style-name="Table_20_Contents">September 1994 - May 1998</text:p>
                </table:table-cell>
              </table:table-row>
            </table:table>
          </text:section>
        </text:section>
        <text:section text:style-name="Sect1" text:name="Skills">
          <text:h text:style-name="P7" text:outline-level="2">Skills<text:tab/></text:h>
          <text:section text:style-name="Sect1" text:name="Skills-ProgrammingLanguages">
            <text:h text:style-name="Heading_20_3" text:outline-level="3">Programming Languages</text:h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8">Skill</text:p>
                </table:table-cell>
                <table:table-cell table:style-name="Table5.B1" office:value-type="string">
                  <text:p text:style-name="P8">Experience</text:p>
                </table:table-cell>
                <table:table-cell table:style-name="Table5.B1" office:value-type="string">
                  <text:p text:style-name="P8">Where</text:p>
                </table:table-cell>
                <table:table-cell table:style-name="Table5.B1" office:value-type="string">
                  <text:p text:style-name="P8">Notes</text:p>
                </table:table-cell>
              </table:table-row>
              <table:table-row>
                <table:table-cell table:style-name="Table5.A1" office:value-type="string">
                  <text:p text:style-name="Table_20_Contents">C</text:p>
                </table:table-cell>
                <table:table-cell table:style-name="Table5.B1" office:value-type="string">
                  <text:p text:style-name="Table_20_Contents">7 months</text:p>
                </table:table-cell>
                <table:table-cell table:style-name="Table5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5.B1" office:value-type="string">
                  <text:p text:style-name="Table_20_Contents">Amateur about 3 years</text:p>
                </table:table-cell>
              </table:table-row>
              <table:table-row>
                <table:table-cell table:style-name="Table5.A1" office:value-type="string">
                  <text:p text:style-name="Table_20_Contents">C++</text:p>
                </table:table-cell>
                <table:table-cell table:style-name="Table5.B1" office:value-type="string">
                  <text:p text:style-name="Table_20_Contents">7 months</text:p>
                </table:table-cell>
                <table:table-cell table:style-name="Table5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5.B1" office:value-type="string">
                  <text:p text:style-name="Table_20_Contents">Amateur about 3 years</text:p>
                </table:table-cell>
              </table:table-row>
              <table:table-row>
                <table:table-cell table:style-name="Table5.A1" office:value-type="string">
                  <text:p text:style-name="Table_20_Contents">JavaScript®</text:p>
                </table:table-cell>
                <table:table-cell table:style-name="Table5.B1" office:value-type="string">
                  <text:p text:style-name="Table_20_Contents">Amateur</text:p>
                </table:table-cell>
                <table:table-cell table:style-name="Table5.B1" office:value-type="string">
                  <text:p text:style-name="Table_20_Contents">n/a</text:p>
                </table:table-cell>
                <table:table-cell table:style-name="Table5.B1" office:value-type="string">
                  <text:p text:style-name="P9"/>
                </table:table-cell>
              </table:table-row>
              <table:table-row>
                <table:table-cell table:style-name="Table5.A1" office:value-type="string">
                  <text:p text:style-name="Table_20_Contents">Pascal</text:p>
                </table:table-cell>
                <table:table-cell table:style-name="Table5.B1" office:value-type="string">
                  <text:p text:style-name="Table_20_Contents">Amateur</text:p>
                </table:table-cell>
                <table:table-cell table:style-name="Table5.B1" office:value-type="string">
                  <text:p text:style-name="Table_20_Contents">n/a</text:p>
                </table:table-cell>
                <table:table-cell table:style-name="Table5.B1" office:value-type="string">
                  <text:p text:style-name="P9"/>
                </table:table-cell>
              </table:table-row>
              <table:table-row>
                <table:table-cell table:style-name="Table5.A1" office:value-type="string">
                  <text:p text:style-name="Table_20_Contents"><text:span text:style-name="ACRONYM">Perl</text:span></text:p>
                </table:table-cell>
                <table:table-cell table:style-name="Table5.B1" office:value-type="string">
                  <text:p text:style-name="Table_20_Contents">5 months</text:p>
                </table:table-cell>
                <table:table-cell table:style-name="Table5.B1" office:value-type="string">
                  <text:p text:style-name="Table_20_Contents"><text:a xlink:type="simple" xlink:href="http://www.bitex.com/">BIT</text:a>, <text:a xlink:type="simple" xlink:href="http://gsotirov79.ddns.homelan.bg/%7Egsotirov/cv/cv.en.html#Xpeqt">Xpeqt</text:a></text:p>
                </table:table-cell>
                <table:table-cell table:style-name="Table5.B1" office:value-type="string">
                  <text:p text:style-name="P9"/>
                </table:table-cell>
              </table:table-row>
              <table:table-row>
                <table:table-cell table:style-name="Table5.A1" office:value-type="string">
                  <text:p text:style-name="P9">PHP</text:p>
                </table:table-cell>
                <table:table-cell table:style-name="Table5.B1" office:value-type="string">
                  <text:p text:style-name="Table_20_Contents">Amateur</text:p>
                </table:table-cell>
                <table:table-cell table:style-name="Table5.B1" office:value-type="string">
                  <text:p text:style-name="Table_20_Contents">n/a</text:p>
                </table:table-cell>
                <table:table-cell table:style-name="Table5.B1" office:value-type="string">
                  <text:p text:style-name="P9"/>
                </table:table-cell>
              </table:table-row>
              <table:table-row>
                <table:table-cell table:style-name="Table5.A1" office:value-type="string">
                  <text:p text:style-name="Table_20_Contents">Prolog</text:p>
                </table:table-cell>
                <table:table-cell table:style-name="Table5.B1" office:value-type="string">
                  <text:p text:style-name="Table_20_Contents">from July 2003</text:p>
                </table:table-cell>
                <table:table-cell table:style-name="Table5.B1" office:value-type="string">
                  <text:p text:style-name="P9"><text:a xlink:type="simple" xlink:href="http://www.obs.bg/">OBS BG</text:a></text:p>
                </table:table-cell>
                <table:table-cell table:style-name="Table5.B1" office:value-type="string">
                  <text:p text:style-name="Table_20_Contents"><text:a xlink:type="simple" xlink:href="http://gsotirov79.ddns.homelan.bg/%7Egsotirov/glossary.en.html#GDL">GDL</text:a>, <text:span text:style-name="ACRONYM">GNU</text:span> Prolog</text:p>
                </table:table-cell>
              </table:table-row>
              <table:table-row>
                <table:table-cell table:style-name="Table5.A1" office:value-type="string">
                  <text:p text:style-name="Table_20_Contents">Shell</text:p>
                </table:table-cell>
                <table:table-cell table:style-name="Table5.B1" office:value-type="string">
                  <text:p text:style-name="Table_20_Contents">Amateur</text:p>
                </table:table-cell>
                <table:table-cell table:style-name="Table5.B1" office:value-type="string">
                  <text:p text:style-name="Table_20_Contents">n/a</text:p>
                </table:table-cell>
                <table:table-cell table:style-name="Table5.B1" office:value-type="string">
                  <text:p text:style-name="Table_20_Contents">Bash</text:p>
                </table:table-cell>
              </table:table-row>
            </table:table>
          </text:section>
          <text:section text:style-name="Sect1" text:name="Skills-MarkupLanguages">
            <text:h text:style-name="Heading_20_3" text:outline-level="3">Markup languages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8">Skill</text:p>
                </table:table-cell>
                <table:table-cell table:style-name="Table6.B1" office:value-type="string">
                  <text:p text:style-name="P8">Experience</text:p>
                </table:table-cell>
                <table:table-cell table:style-name="Table6.B1" office:value-type="string">
                  <text:p text:style-name="P8">Where</text:p>
                </table:table-cell>
                <table:table-cell table:style-name="Table6.B1" office:value-type="string">
                  <text:p text:style-name="P8">Notes</text:p>
                </table:table-cell>
              </table:table-row>
              <table:table-row>
                <table:table-cell table:style-name="Table6.A1" office:value-type="string">
                  <text:p text:style-name="P9">(X)HTML</text:p>
                </table:table-cell>
                <table:table-cell table:style-name="Table6.B1" office:value-type="string">
                  <text:p text:style-name="Table_20_Contents">4 months</text:p>
                </table:table-cell>
                <table:table-cell table:style-name="Table6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6.B1" office:value-type="string">
                  <text:p text:style-name="Table_20_Contents">Amateur about 5 years</text:p>
                </table:table-cell>
              </table:table-row>
              <table:table-row>
                <table:table-cell table:style-name="Table6.A1" office:value-type="string">
                  <text:p text:style-name="P9">XML</text:p>
                </table:table-cell>
                <table:table-cell table:style-name="Table6.B1" office:value-type="string">
                  <text:p text:style-name="Table_20_Contents">Amateur</text:p>
                </table:table-cell>
                <table:table-cell table:style-name="Table6.B1" office:value-type="string">
                  <text:p text:style-name="Table_20_Contents">n/a</text:p>
                </table:table-cell>
                <table:table-cell table:style-name="Table6.B1" office:value-type="string">
                  <text:p text:style-name="P9"/>
                </table:table-cell>
              </table:table-row>
            </table:table>
          </text:section>
          <text:section text:style-name="Sect1" text:name="Skills-StylesheetLanguages">
            <text:h text:style-name="Heading_20_3" text:outline-level="3">Stylesheet Languages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8">Skill</text:p>
                </table:table-cell>
                <table:table-cell table:style-name="Table7.B1" office:value-type="string">
                  <text:p text:style-name="P8">Experience</text:p>
                </table:table-cell>
                <table:table-cell table:style-name="Table7.B1" office:value-type="string">
                  <text:p text:style-name="P8">Where</text:p>
                </table:table-cell>
                <table:table-cell table:style-name="Table7.B1" office:value-type="string">
                  <text:p text:style-name="P8">Notes</text:p>
                </table:table-cell>
              </table:table-row>
              <table:table-row>
                <table:table-cell table:style-name="Table7.A1" office:value-type="string">
                  <text:p text:style-name="P9">CSS</text:p>
                </table:table-cell>
                <table:table-cell table:style-name="Table7.B1" office:value-type="string">
                  <text:p text:style-name="Table_20_Contents">4 months</text:p>
                </table:table-cell>
                <table:table-cell table:style-name="Table7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7.B1" office:value-type="string">
                  <text:p text:style-name="Table_20_Contents">Amateur about 5 years</text:p>
                </table:table-cell>
              </table:table-row>
              <table:table-row>
                <table:table-cell table:style-name="Table7.A1" office:value-type="string">
                  <text:p text:style-name="P9">XSL</text:p>
                </table:table-cell>
                <table:table-cell table:style-name="Table7.B1" office:value-type="string">
                  <text:p text:style-name="Table_20_Contents">Amateur</text:p>
                </table:table-cell>
                <table:table-cell table:style-name="Table7.B1" office:value-type="string">
                  <text:p text:style-name="Table_20_Contents"/>
                </table:table-cell>
                <table:table-cell table:style-name="Table7.B1" office:value-type="string">
                  <text:p text:style-name="Table_20_Contents"/>
                </table:table-cell>
              </table:table-row>
            </table:table>
          </text:section>
          <text:section text:style-name="Sect1" text:name="Skills-IDE">
            <text:h text:style-name="Heading_20_3" text:outline-level="3">Development Environments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8">Skill</text:p>
                </table:table-cell>
                <table:table-cell table:style-name="Table8.B1" office:value-type="string">
                  <text:p text:style-name="P8">Experience</text:p>
                </table:table-cell>
                <table:table-cell table:style-name="Table8.B1" office:value-type="string">
                  <text:p text:style-name="P8">Where</text:p>
                </table:table-cell>
                <table:table-cell table:style-name="Table8.B1" office:value-type="string">
                  <text:p text:style-name="P8">Notes</text:p>
                </table:table-cell>
              </table:table-row>
              <table:table-row>
                <table:table-cell table:style-name="Table8.A1" office:value-type="string">
                  <text:p text:style-name="Table_20_Contents">Borland® C++Builder™</text:p>
                </table:table-cell>
                <table:table-cell table:style-name="Table8.B1" office:value-type="string">
                  <text:p text:style-name="Table_20_Contents">Amateur</text:p>
                </table:table-cell>
                <table:table-cell table:style-name="Table8.B1" office:value-type="string">
                  <text:p text:style-name="Table_20_Contents">n/a</text:p>
                </table:table-cell>
                <table:table-cell table:style-name="Table8.B1" office:value-type="string">
                  <text:p text:style-name="P9"/>
                </table:table-cell>
              </table:table-row>
              <table:table-row>
                <table:table-cell table:style-name="Table8.A1" office:value-type="string">
                  <text:p text:style-name="Table_20_Contents">Borland® Delphi™</text:p>
                </table:table-cell>
                <table:table-cell table:style-name="Table8.B1" office:value-type="string">
                  <text:p text:style-name="Table_20_Contents">Amateur</text:p>
                </table:table-cell>
                <table:table-cell table:style-name="Table8.B1" office:value-type="string">
                  <text:p text:style-name="Table_20_Contents">n/a</text:p>
                </table:table-cell>
                <table:table-cell table:style-name="Table8.B1" office:value-type="string">
                  <text:p text:style-name="P9"/>
                </table:table-cell>
              </table:table-row>
              <table:table-row>
                <table:table-cell table:style-name="Table8.A1" office:value-type="string">
                  <text:p text:style-name="Table_20_Contents">GraphTalk™ Developer</text:p>
                </table:table-cell>
                <table:table-cell table:style-name="Table8.B1" office:value-type="string">
                  <text:p text:style-name="Table_20_Contents">2 years</text:p>
                </table:table-cell>
                <table:table-cell table:style-name="Table8.B1" office:value-type="string">
                  <text:p text:style-name="P9"><text:a xlink:type="simple" xlink:href="http://www.obs.bg/">OBS BG</text:a></text:p>
                </table:table-cell>
                <table:table-cell table:style-name="Table8.B1" office:value-type="string">
                  <text:p text:style-name="P9"/>
                </table:table-cell>
              </table:table-row>
              <table:table-row>
                <table:table-cell table:style-name="Table8.A1" office:value-type="string">
                  <text:p text:style-name="Table_20_Contents">KDevelop (Gideon)</text:p>
                </table:table-cell>
                <table:table-cell table:style-name="Table8.B1" office:value-type="string">
                  <text:p text:style-name="Table_20_Contents">4 months</text:p>
                </table:table-cell>
                <table:table-cell table:style-name="Table8.B1" office:value-type="string">
                  <text:p text:style-name="P9"><text:a xlink:type="simple" xlink:href="http://gsotirov79.ddns.homelan.bg/%7Egsotirov/cv/cv.en.html#Xpeqt">Xpeqt</text:a></text:p>
                </table:table-cell>
                <table:table-cell table:style-name="Table8.B1" office:value-type="string">
                  <text:p text:style-name="P9">Amateur</text:p>
                </table:table-cell>
              </table:table-row>
              <table:table-row>
                <table:table-cell table:style-name="Table8.A1" office:value-type="string">
                  <text:p text:style-name="Table_20_Contents">Microsoft® VisualC++®</text:p>
                </table:table-cell>
                <table:table-cell table:style-name="Table8.B1" office:value-type="string">
                  <text:p text:style-name="Table_20_Contents">4 months</text:p>
                </table:table-cell>
                <table:table-cell table:style-name="Table8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8.B1" office:value-type="string">
                  <text:p text:style-name="Table_20_Contents">Amateur about 1 year</text:p>
                </table:table-cell>
              </table:table-row>
              <table:table-row>
                <table:table-cell table:style-name="Table8.A1" office:value-type="string">
                  <text:p text:style-name="Table_20_Contents">Turbo® C/C++</text:p>
                </table:table-cell>
                <table:table-cell table:style-name="Table8.B1" office:value-type="string">
                  <text:p text:style-name="Table_20_Contents">Amateur</text:p>
                </table:table-cell>
                <table:table-cell table:style-name="Table8.B1" office:value-type="string">
                  <text:p text:style-name="Table_20_Contents">n/a</text:p>
                </table:table-cell>
                <table:table-cell table:style-name="Table8.B1" office:value-type="string">
                  <text:p text:style-name="P9"/>
                </table:table-cell>
              </table:table-row>
              <table:table-row>
                <table:table-cell table:style-name="Table8.A1" office:value-type="string">
                  <text:p text:style-name="Table_20_Contents">Turbo® Pascal</text:p>
                </table:table-cell>
                <table:table-cell table:style-name="Table8.B1" office:value-type="string">
                  <text:p text:style-name="Table_20_Contents">Amateur</text:p>
                </table:table-cell>
                <table:table-cell table:style-name="Table8.B1" office:value-type="string">
                  <text:p text:style-name="Table_20_Contents">n/a</text:p>
                </table:table-cell>
                <table:table-cell table:style-name="Table8.B1" office:value-type="string">
                  <text:p text:style-name="P9"/>
                </table:table-cell>
              </table:table-row>
              <table:table-row>
                <table:table-cell table:style-name="Table8.A1" office:value-type="string">
                  <text:p text:style-name="Table_20_Contents">Watcom™ C/C++</text:p>
                </table:table-cell>
                <table:table-cell table:style-name="Table8.B1" office:value-type="string">
                  <text:p text:style-name="Table_20_Contents">7 months</text:p>
                </table:table-cell>
                <table:table-cell table:style-name="Table8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8.B1" office:value-type="string">
                  <text:p text:style-name="P9"/>
                </table:table-cell>
              </table:table-row>
            </table:table>
          </text:section>
          <text:section text:style-name="Sect1" text:name="Skills-DevelopmentTools">
            <text:h text:style-name="Heading_20_3" text:outline-level="3">Development Tools</text:h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8">Skill</text:p>
                </table:table-cell>
                <table:table-cell table:style-name="Table9.B1" office:value-type="string">
                  <text:p text:style-name="P8">Experience</text:p>
                </table:table-cell>
                <table:table-cell table:style-name="Table9.B1" office:value-type="string">
                  <text:p text:style-name="P8">Where</text:p>
                </table:table-cell>
                <table:table-cell table:style-name="Table9.B1" office:value-type="string">
                  <text:p text:style-name="P8">Notes</text:p>
                </table:table-cell>
              </table:table-row>
              <table:table-row>
                <table:table-cell table:style-name="Table9.A1" office:value-type="string">
                  <text:p text:style-name="Table_20_Contents">Bugzilla</text:p>
                </table:table-cell>
                <table:table-cell table:style-name="Table9.B1" office:value-type="string">
                  <text:p text:style-name="Table_20_Contents">Amateur</text:p>
                </table:table-cell>
                <table:table-cell table:style-name="Table9.B1" office:value-type="string">
                  <text:p text:style-name="Table_20_Contents">n/a</text:p>
                </table:table-cell>
                <table:table-cell table:style-name="Table9.B1" office:value-type="string">
                  <text:p text:style-name="Table_20_Contents"><text:a xlink:type="simple" xlink:href="http://gsotirov79.ddns.homelan.bg/bugzilla/">sotirov.net's Bugzilla</text:a></text:p>
                </table:table-cell>
              </table:table-row>
              <table:table-row>
                <table:table-cell table:style-name="Table9.A1" office:value-type="string">
                  <text:p text:style-name="P9">CVS</text:p>
                </table:table-cell>
                <table:table-cell table:style-name="Table9.B1" office:value-type="string">
                  <text:p text:style-name="Table_20_Contents">3 months</text:p>
                </table:table-cell>
                <table:table-cell table:style-name="Table9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9.B1" office:value-type="string">
                  <text:p text:style-name="Table_20_Contents"><text:a xlink:type="simple" xlink:href="http://gsotirov79.ddns.homelan.bg/cgi-bin/cvsweb/cvsweb.cgi/">sotirov.net's Public CVS</text:a></text:p>
                </table:table-cell>
              </table:table-row>
              <table:table-row>
                <table:table-cell table:style-name="Table9.A1" office:value-type="string">
                  <text:p text:style-name="Table_20_Contents">make, gmake</text:p>
                </table:table-cell>
                <table:table-cell table:style-name="Table9.B1" office:value-type="string">
                  <text:p text:style-name="Table_20_Contents">3 months</text:p>
                </table:table-cell>
                <table:table-cell table:style-name="Table9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9.B1" office:value-type="string">
                  <text:p text:style-name="P9"/>
                </table:table-cell>
              </table:table-row>
            </table:table>
          </text:section>
          <text:section text:style-name="Sect1" text:name="Skills-DataBase_And_Modeling">
            <text:p text:style-name="Standard"/>
            <text:h text:style-name="Heading_20_3" text:outline-level="3">Data Bases and Modeling</text:h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8">Skill</text:p>
                </table:table-cell>
                <table:table-cell table:style-name="Table10.B1" office:value-type="string">
                  <text:p text:style-name="P8">Experience</text:p>
                </table:table-cell>
                <table:table-cell table:style-name="Table10.B1" office:value-type="string">
                  <text:p text:style-name="P8">Where</text:p>
                </table:table-cell>
                <table:table-cell table:style-name="Table10.B1" office:value-type="string">
                  <text:p text:style-name="P8">Notes</text:p>
                </table:table-cell>
              </table:table-row>
              <table:table-row>
                <table:table-cell table:style-name="Table10.A1" office:value-type="string">
                  <text:p text:style-name="P9">SQL</text:p>
                </table:table-cell>
                <table:table-cell table:style-name="Table10.B1" office:value-type="string">
                  <text:p text:style-name="Table_20_Contents">Amateur</text:p>
                </table:table-cell>
                <table:table-cell table:style-name="Table10.B1" office:value-type="string">
                  <text:p text:style-name="Table_20_Contents">n/a</text:p>
                </table:table-cell>
                <table:table-cell table:style-name="Table10.B1" office:value-type="string">
                  <text:p text:style-name="P9"/>
                </table:table-cell>
              </table:table-row>
              <table:table-row>
                <table:table-cell table:style-name="Table10.A1" office:value-type="string">
                  <text:p text:style-name="Table_20_Contents">MySQL</text:p>
                </table:table-cell>
                <table:table-cell table:style-name="Table10.B1" office:value-type="string">
                  <text:p text:style-name="Table_20_Contents">Amateur</text:p>
                </table:table-cell>
                <table:table-cell table:style-name="Table10.B1" office:value-type="string">
                  <text:p text:style-name="Table_20_Contents">n/a</text:p>
                </table:table-cell>
                <table:table-cell table:style-name="Table10.B1" office:value-type="string">
                  <text:p text:style-name="P9"/>
                </table:table-cell>
              </table:table-row>
            </table:table>
          </text:section>
          <text:section text:style-name="Sect1" text:name="Skills-OperatingSystems">
            <text:h text:style-name="Heading_20_3" text:outline-level="3">Operating Systems</text:h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8">Skill</text:p>
                </table:table-cell>
                <table:table-cell table:style-name="Table11.B1" office:value-type="string">
                  <text:p text:style-name="P8">Experience</text:p>
                </table:table-cell>
                <table:table-cell table:style-name="Table11.B1" office:value-type="string">
                  <text:p text:style-name="P8">Where</text:p>
                </table:table-cell>
                <table:table-cell table:style-name="Table11.B1" office:value-type="string">
                  <text:p text:style-name="P8">Notes</text:p>
                </table:table-cell>
              </table:table-row>
              <table:table-row>
                <table:table-cell table:style-name="Table11.A1" office:value-type="string">
                  <text:p text:style-name="Table_20_Contents">Linux</text:p>
                </table:table-cell>
                <table:table-cell table:style-name="Table11.B1" office:value-type="string">
                  <text:p text:style-name="Table_20_Contents">3 years</text:p>
                </table:table-cell>
                <table:table-cell table:style-name="Table11.B1" office:value-type="string">
                  <text:p text:style-name="Table_20_Contents"><text:a xlink:type="simple" xlink:href="http://www.bitex.com/">BIT</text:a>, <text:a xlink:type="simple" xlink:href="http://gsotirov79.ddns.homelan.bg/%7Egsotirov/cv/cv.en.html#Xpeqt">Xpeqt</text:a></text:p>
                </table:table-cell>
                <table:table-cell table:style-name="Table11.B1" office:value-type="string">
                  <text:p text:style-name="Table_20_Contents">Amateur about 4 years</text:p>
                </table:table-cell>
              </table:table-row>
              <table:table-row>
                <table:table-cell table:style-name="Table11.A1" office:value-type="string">
                  <text:p text:style-name="Table_20_Contents">Windows</text:p>
                </table:table-cell>
                <table:table-cell table:style-name="Table11.B1" office:value-type="string">
                  <text:p text:style-name="Table_20_Contents">3 years</text:p>
                </table:table-cell>
                <table:table-cell table:style-name="Table11.B1" office:value-type="string">
                  <text:p text:style-name="Table_20_Contents"><text:a xlink:type="simple" xlink:href="http://www.bitex.com/">BIT</text:a>, <text:a xlink:type="simple" xlink:href="http://gsotirov79.ddns.homelan.bg/%7Egsotirov/cv/cv.en.html#Xpeqt">Xpeqt</text:a>, <text:a xlink:type="simple" xlink:href="http://www.obs.bg/"><text:span text:style-name="T1">OBS BG</text:span></text:a></text:p>
                </table:table-cell>
                <table:table-cell table:style-name="Table11.B1" office:value-type="string">
                  <text:p text:style-name="Table_20_Contents">Amateur about 5 years</text:p>
                </table:table-cell>
              </table:table-row>
            </table:table>
          </text:section>
          <text:section text:style-name="Sect1" text:name="Skills-CommunicationInterfaces">
            <text:h text:style-name="Heading_20_3" text:outline-level="3">Communication Interfaces</text:h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8">Skill</text:p>
                </table:table-cell>
                <table:table-cell table:style-name="Table12.B1" office:value-type="string">
                  <text:p text:style-name="P8">Experience</text:p>
                </table:table-cell>
                <table:table-cell table:style-name="Table12.B1" office:value-type="string">
                  <text:p text:style-name="P8">Where</text:p>
                </table:table-cell>
                <table:table-cell table:style-name="Table12.B1" office:value-type="string">
                  <text:p text:style-name="P8">Notes</text:p>
                </table:table-cell>
              </table:table-row>
              <table:table-row>
                <table:table-cell table:style-name="Table12.A1" office:value-type="string">
                  <text:p text:style-name="Table_20_Contents"><text:a xlink:type="simple" xlink:href="http://gsotirov79.ddns.homelan.bg/%7Egsotirov/glossary.en.html#DeviceNet">DeviceNet™</text:a></text:p>
                </table:table-cell>
                <table:table-cell table:style-name="Table12.B1" office:value-type="string">
                  <text:p text:style-name="Table_20_Contents">7 months</text:p>
                </table:table-cell>
                <table:table-cell table:style-name="Table12.B1" office:value-type="string">
                  <text:p text:style-name="Table_20_Contents"><text:a xlink:type="simple" xlink:href="http://gsotirov79.ddns.homelan.bg/%7Egsotirov/cv/cv.en.html#Xpeqt">Xpeqt</text:a></text:p>
                </table:table-cell>
                <table:table-cell table:style-name="Table12.B1" office:value-type="string">
                  <text:p text:style-name="P9"/>
                </table:table-cell>
              </table:table-row>
              <table:table-row>
                <table:table-cell table:style-name="Table12.A1" office:value-type="string">
                  <text:p text:style-name="P9">SNMP</text:p>
                </table:table-cell>
                <table:table-cell table:style-name="Table12.B1" office:value-type="string">
                  <text:p text:style-name="Table_20_Contents">3 months</text:p>
                </table:table-cell>
                <table:table-cell table:style-name="Table12.B1" office:value-type="string">
                  <text:p text:style-name="P9"/>
                </table:table-cell>
                <table:table-cell table:style-name="Table12.B1" office:value-type="string">
                  <text:p text:style-name="P9"/>
                </table:table-cell>
              </table:table-row>
              <table:table-row>
                <table:table-cell table:style-name="Table12.A1" office:value-type="string">
                  <text:p text:style-name="Table_20_Contents">TCP/IP</text:p>
                </table:table-cell>
                <table:table-cell table:style-name="Table12.B1" office:value-type="string">
                  <text:p text:style-name="Table_20_Contents">Amateur</text:p>
                </table:table-cell>
                <table:table-cell table:style-name="Table12.B1" office:value-type="string">
                  <text:p text:style-name="Table_20_Contents">n/a</text:p>
                </table:table-cell>
                <table:table-cell table:style-name="Table12.B1" office:value-type="string">
                  <text:p text:style-name="P9"/>
                </table:table-cell>
              </table:table-row>
            </table:table>
          </text:section>
          <text:section text:style-name="Sect1" text:name="Skills-SpokenLanguages">
            <text:h text:style-name="Heading_20_3" text:outline-level="3">Spoken Languages</text:h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>
                <table:table-cell table:style-name="Table13.A1" office:value-type="string">
                  <text:p text:style-name="P8">Skill</text:p>
                </table:table-cell>
                <table:table-cell table:style-name="Table13.A1" office:value-type="string">
                  <text:p text:style-name="P8">Experience</text:p>
                </table:table-cell>
                <table:table-cell table:style-name="Table13.A1" office:value-type="string">
                  <text:p text:style-name="P8">Where</text:p>
                </table:table-cell>
                <table:table-cell table:style-name="Table13.A1" office:value-type="string">
                  <text:p text:style-name="P8">Notes</text:p>
                </table:table-cell>
              </table:table-row>
              <table:table-row>
                <table:table-cell table:style-name="Table13.A1" office:value-type="string">
                  <text:p text:style-name="Table_20_Contents">Bulgarian</text:p>
                </table:table-cell>
                <table:table-cell table:style-name="Table13.A1" office:value-type="string">
                  <text:p text:style-name="Table_20_Contents">n/a</text:p>
                </table:table-cell>
                <table:table-cell table:style-name="Table13.A1" office:value-type="string">
                  <text:p text:style-name="Table_20_Contents">Mother tongue</text:p>
                </table:table-cell>
                <table:table-cell table:style-name="Table13.A1" office:value-type="string">
                  <text:p text:style-name="P10"/>
                </table:table-cell>
              </table:table-row>
              <table:table-row>
                <table:table-cell table:style-name="Table13.A1" office:value-type="string">
                  <text:p text:style-name="Table_20_Contents">English</text:p>
                </table:table-cell>
                <table:table-cell table:style-name="Table13.A1" office:value-type="string">
                  <text:p text:style-name="Table_20_Contents">5 years</text:p>
                </table:table-cell>
                <table:table-cell table:style-name="Table13.A1" office:value-type="string">
                  <text:p text:style-name="Table_20_Contents"><text:a xlink:type="simple" xlink:href="http://gsotirov79.ddns.homelan.bg/%7Egsotirov/cv/cv.en.html#Xpeqt">Xpeqt</text:a>, <text:a xlink:type="simple" xlink:href="http://www.obs.bg/"><text:span text:style-name="T1">OBS BG</text:span></text:a></text:p>
                </table:table-cell>
                <table:table-cell table:style-name="Table13.A1" office:value-type="string">
                  <text:p text:style-name="P10"/>
                </table:table-cell>
              </table:table-row>
            </table:table>
          </text:section>
        </text:section>
        <text:section text:style-name="Sect1" text:name="AdditionlQualifications">
          <text:h text:style-name="P11" text:outline-level="2">Additional Qualifications<text:tab/></text:h>
          <text:h text:style-name="Heading_20_3" text:outline-level="3">July 2003 - August 2003</text:h>
          <table:table table:name="AditionalQualifications" table:style-name="AditionalQualifications">
            <table:table-column table:style-name="AditionalQualifications.A"/>
            <table:table-column table:style-name="AditionalQualifications.B"/>
            <table:table-row>
              <table:table-cell table:style-name="AditionalQualifications.A1" office:value-type="string">
                <text:p text:style-name="P3">Title:</text:p>
              </table:table-cell>
              <table:table-cell table:style-name="AditionalQualifications.B1" office:value-type="string">
                <text:p text:style-name="P12">GraphTalk and A.I.A Developer</text:p>
              </table:table-cell>
            </table:table-row>
            <table:table-row>
              <table:table-cell table:style-name="AditionalQualifications.A1" office:value-type="string">
                <text:p text:style-name="P3">Organization:</text:p>
              </table:table-cell>
              <table:table-cell table:style-name="AditionalQualifications.B1" office:value-type="string">
                <text:p text:style-name="Table_20_Contents"><text:a xlink:type="simple" xlink:href="http://www.csc.com/">Computer Sciences Corporation</text:a></text:p>
              </table:table-cell>
            </table:table-row>
            <table:table-row>
              <table:table-cell table:style-name="AditionalQualifications.A1" office:value-type="string">
                <text:p text:style-name="P3">Description:</text:p>
              </table:table-cell>
              <table:table-cell table:style-name="AditionalQualifications.B1" office:value-type="string">
                <text:p text:style-name="Table_20_Contents">The course prepeares the students to work with <text:a xlink:type="simple" xlink:href="http://gsotirov79.ddns.homelan.bg/%7Egsotirov/glossary.en.html#GT">GraphTalk Developer</text:a> and introduces them in developing <text:a xlink:type="simple" xlink:href="http://gsotirov79.ddns.homelan.bg/%7Egsotirov/glossary.en.html#GTAIA">GraphTalk A.I.A</text:a> Application. </text:p>
              </table:table-cell>
            </table:table-row>
          </table:table>
        </text:section>
        <text:section text:style-name="Sect1" text:name="EmploymentHistory">
          <text:h text:style-name="P13" text:outline-level="2">Employment History</text:h>
          <text:h text:style-name="Heading_20_3" text:outline-level="3"><text:bookmark text:name="OBS"/>July 2003 - now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Position:</text:p>
              </table:table-cell>
              <table:table-cell table:style-name="EmploymentHistory3.B1" office:value-type="string">
                <text:p text:style-name="P12">Software Developer</text:p>
              </table:table-cell>
            </table:table-row>
            <table:table-row>
              <table:table-cell table:style-name="EmploymentHistory3.A1" office:value-type="string">
                <text:p text:style-name="P3">Organization:</text:p>
              </table:table-cell>
              <table:table-cell table:style-name="EmploymentHistory3.B1" office:value-type="string">
                <text:p text:style-name="Table_20_Contents"><text:a xlink:type="simple" xlink:href="http://www.obs.bg/">Object Builder Software Bulgaria</text:a></text:p>
              </table:table-cell>
            </table:table-row>
            <table:table-row>
              <table:table-cell table:style-name="EmploymentHistory3.A1" office:value-type="string">
                <text:p text:style-name="P3">Location:</text:p>
              </table:table-cell>
              <table:table-cell table:style-name="EmploymentHistory3.B1" office:value-type="string">
                <text:p text:style-name="Table_20_Contents">Sofia, Bulgaria</text:p>
              </table:table-cell>
            </table:table-row>
            <table:table-row>
              <table:table-cell table:style-name="EmploymentHistory3.A1" office:value-type="string">
                <text:p text:style-name="P3">Team size:</text:p>
              </table:table-cell>
              <table:table-cell table:style-name="EmploymentHistory3.B1" office:value-type="string">
                <text:p text:style-name="Table_20_Contents">between 5 and 20 people</text:p>
              </table:table-cell>
            </table:table-row>
            <table:table-row>
              <table:table-cell table:style-name="EmploymentHistory3.A1" office:value-type="string">
                <text:p text:style-name="P3">Duties:</text:p>
              </table:table-cell>
              <table:table-cell table:style-name="EmploymentHistory3.B1" office:value-type="string">
                <text:p text:style-name="Table_20_Contents">Software development in the insurance field.</text:p>
              </table:table-cell>
            </table:table-row>
          </table:table>
          <text:h text:style-name="Heading_20_3" text:outline-level="3"><text:bookmark text:name="Xpeqt"/>May 2002 - January 2003</text:h>
          <table:table table:name="EmploymentHisotory2" table:style-name="EmploymentHisotory2">
            <table:table-column table:style-name="EmploymentHisotory2.A"/>
            <table:table-column table:style-name="EmploymentHisotory2.B"/>
            <table:table-row>
              <table:table-cell table:style-name="EmploymentHisotory2.A1" office:value-type="string">
                <text:p text:style-name="P3">Position:</text:p>
              </table:table-cell>
              <table:table-cell table:style-name="EmploymentHisotory2.B1" office:value-type="string">
                <text:p text:style-name="P12">C/C++ Programmer</text:p>
              </table:table-cell>
            </table:table-row>
            <table:table-row>
              <table:table-cell table:style-name="EmploymentHisotory2.A1" office:value-type="string">
                <text:p text:style-name="P3">Organization:</text:p>
              </table:table-cell>
              <table:table-cell table:style-name="EmploymentHisotory2.B1" office:value-type="string">
                <text:p text:style-name="Table_20_Contents"><text:a xlink:type="simple" xlink:href="http://www.xpeqt.com/">Xpeqt</text:a></text:p>
              </table:table-cell>
            </table:table-row>
            <table:table-row>
              <table:table-cell table:style-name="EmploymentHisotory2.A1" office:value-type="string">
                <text:p text:style-name="P3">Location:</text:p>
              </table:table-cell>
              <table:table-cell table:style-name="EmploymentHisotory2.B1" office:value-type="string">
                <text:p text:style-name="Table_20_Contents">Sofia, Bulgaria</text:p>
              </table:table-cell>
            </table:table-row>
            <table:table-row>
              <table:table-cell table:style-name="EmploymentHisotory2.A1" office:value-type="string">
                <text:p text:style-name="P3">Team size:</text:p>
              </table:table-cell>
              <table:table-cell table:style-name="EmploymentHisotory2.B1" office:value-type="string">
                <text:p text:style-name="Table_20_Contents">5 people</text:p>
              </table:table-cell>
            </table:table-row>
            <table:table-row>
              <table:table-cell table:style-name="EmploymentHisotory2.A1" office:value-type="string">
                <text:p text:style-name="P3">Duties:</text:p>
              </table:table-cell>
              <table:table-cell table:style-name="EmploymentHisotory2.B1" office:value-type="string">
                <text:p text:style-name="Table_20_Contents">Designing, coding, testing and documenting of a module (plugin) to be integrated in software for machine control. The purpose of the module is to communicate with <text:a xlink:type="simple" xlink:href="http://gsotirov79.ddns.homelan.bg/%7Egsotirov/glossary.en.html#DeviceNet">DeviceNet™</text:a> devices.</text:p>
              </table:table-cell>
            </table:table-row>
            <table:table-row>
              <table:table-cell table:style-name="EmploymentHisotory2.A1" office:value-type="string">
                <text:p text:style-name="P3">Reason for leaving:</text:p>
              </table:table-cell>
              <table:table-cell table:style-name="EmploymentHisotory2.B1" office:value-type="string">
                <text:p text:style-name="Table_20_Contents">Stuff cut down due to business stagnation.</text:p>
              </table:table-cell>
            </table:table-row>
          </table:table>
          <text:h text:style-name="Heading_20_3" text:outline-level="3"><text:bookmark text:name="BIT"/>September 2001 - March 2002</text:h>
          <table:table table:name="EmploymentHistory1" table:style-name="EmploymentHistory1">
            <table:table-column table:style-name="EmploymentHistory1.A"/>
            <table:table-column table:style-name="EmploymentHistory1.B"/>
            <table:table-row>
              <table:table-cell table:style-name="EmploymentHistory1.A1" office:value-type="string">
                <text:p text:style-name="P3">Position:</text:p>
              </table:table-cell>
              <table:table-cell table:style-name="EmploymentHistory1.B1" office:value-type="string">
                <text:p text:style-name="P12">Technical Collaborator</text:p>
              </table:table-cell>
            </table:table-row>
            <table:table-row>
              <table:table-cell table:style-name="EmploymentHistory1.A1" office:value-type="string">
                <text:p text:style-name="P3">Organization:</text:p>
              </table:table-cell>
              <table:table-cell table:style-name="EmploymentHistory1.B1" office:value-type="string">
                <text:p text:style-name="Table_20_Contents"><text:a xlink:type="simple" xlink:href="http://www.bitex.com/">Bulgarian Information Technologies</text:a></text:p>
              </table:table-cell>
            </table:table-row>
            <table:table-row>
              <table:table-cell table:style-name="EmploymentHistory1.A1" office:value-type="string">
                <text:p text:style-name="P3">Location:</text:p>
              </table:table-cell>
              <table:table-cell table:style-name="EmploymentHistory1.B1" office:value-type="string">
                <text:p text:style-name="Table_20_Contents">Sofia, Bulgaria</text:p>
              </table:table-cell>
            </table:table-row>
            <table:table-row>
              <table:table-cell table:style-name="EmploymentHistory1.A1" office:value-type="string">
                <text:p text:style-name="P3">Team size:</text:p>
              </table:table-cell>
              <table:table-cell table:style-name="EmploymentHistory1.B1" office:value-type="string">
                <text:p text:style-name="Table_20_Contents">8 people</text:p>
              </table:table-cell>
            </table:table-row>
            <table:table-row>
              <table:table-cell table:style-name="EmploymentHistory1.A1" office:value-type="string">
                <text:p text:style-name="P3">Duties:</text:p>
              </table:table-cell>
              <table:table-cell table:style-name="EmploymentHistory1.B1" office:value-type="string">
                <text:p text:style-name="Table_20_Contents">Technical support of the company's clients and writing of Perl scripts for the company's servers.</text:p>
              </table:table-cell>
            </table:table-row>
          </table:table>
        </text:section>
        <text:section text:style-name="Sect1" text:name="SampleProjects">
          <text:h text:style-name="P7" text:outline-level="2">Sample Projects<text:tab/></text:h>
          <text:h text:style-name="Heading_20_3" text:outline-level="3"><text:bookmark text:name="EP-12"/>June 2002 - September 2002</text:h>
          <table:table table:name="Table18" table:style-name="Table18">
            <table:table-column table:style-name="Table18.A"/>
            <table:table-column table:style-name="Table18.B"/>
            <table:table-row>
              <table:table-cell table:style-name="Table18.A1" office:value-type="string">
                <text:p text:style-name="P3">Name:</text:p>
              </table:table-cell>
              <table:table-cell table:style-name="Table18.B1" office:value-type="string">
                <text:p text:style-name="Table_20_Contents"><text:a xlink:type="simple" xlink:href="http://gsotirov79.ddns.homelan.bg/%7Egsotirov/cv/doc/ep12.pdf"><text:span text:style-name="T2">EP-12</text:span></text:a></text:p>
              </table:table-cell>
            </table:table-row>
            <table:table-row>
              <table:table-cell table:style-name="Table18.A1" office:value-type="string">
                <text:p text:style-name="P3">Description:</text:p>
              </table:table-cell>
              <table:table-cell table:style-name="Table18.B1" office:value-type="string">
                <text:p text:style-name="Table_20_Contents">EP-12 is Ellipsometric Porosimeter and has the capability of measuring 200 and 300 mm wafers.</text:p>
              </table:table-cell>
            </table:table-row>
            <table:table-row>
              <table:table-cell table:style-name="Table18.A1" office:value-type="string">
                <text:p text:style-name="P3">Duration:</text:p>
              </table:table-cell>
              <table:table-cell table:style-name="Table18.B1" office:value-type="string">
                <text:p text:style-name="Table_20_Contents">4 months</text:p>
              </table:table-cell>
            </table:table-row>
            <table:table-row>
              <table:table-cell table:style-name="Table18.A1" office:value-type="string">
                <text:p text:style-name="P3">Technologies used:</text:p>
              </table:table-cell>
              <table:table-cell table:style-name="Table18.B1" office:value-type="string">
                <text:p text:style-name="Table_20_Contents"><text:a xlink:type="simple" xlink:href="http://gsotirov79.ddns.homelan.bg/%7Egsotirov/glossary.en.html#EllipsometricPorosimetry">Ellipsometric Porosimetry</text:a>, <text:a xlink:type="simple" xlink:href="http://gsotirov79.ddns.homelan.bg/%7Egsotirov/glossary.en.html#DeviceNet">DeviceNet™</text:a>, C/C++</text:p>
              </table:table-cell>
            </table:table-row>
            <table:table-row>
              <table:table-cell table:style-name="Table18.A1" office:value-type="string">
                <text:p text:style-name="P3">Position:</text:p>
              </table:table-cell>
              <table:table-cell table:style-name="Table18.B1" office:value-type="string">
                <text:p text:style-name="Table_20_Contents">C/C++ Programmer</text:p>
              </table:table-cell>
            </table:table-row>
            <table:table-row>
              <table:table-cell table:style-name="Table18.A1" office:value-type="string">
                <text:p text:style-name="P3">Team size:</text:p>
              </table:table-cell>
              <table:table-cell table:style-name="Table18.B1" office:value-type="string">
                <text:p text:style-name="Table_20_Contents">about 25 people</text:p>
              </table:table-cell>
            </table:table-row>
            <table:table-row>
              <table:table-cell table:style-name="Table18.A1" office:value-type="string">
                <text:p text:style-name="P3">Company:</text:p>
              </table:table-cell>
              <table:table-cell table:style-name="Table18.B1" office:value-type="string">
                <text:p text:style-name="Table_20_Contents"><text:a xlink:type="simple" xlink:href="http://www.xpeqt.com/">Xpeqt</text:a></text:p>
              </table:table-cell>
            </table:table-row>
            <table:table-row>
              <table:table-cell table:style-name="Table18.A1" office:value-type="string">
                <text:p text:style-name="P3">Company description:</text:p>
              </table:table-cell>
              <table:table-cell table:style-name="Table18.B1" office:value-type="string">
                <text:p text:style-name="Table_20_Contents">The company is a manufacturer of a broad line of testing, handling, characterization and diagnostics equipment for the microelectronics and electronics industry.</text:p>
              </table:table-cell>
            </table:table-row>
          </table:table>
        </text:section>
        <text:section text:style-name="Sect1" text:name="References">
          <text:h text:style-name="P14" text:outline-level="2">References<text:tab/></text:h>
          <text:list text:style-name="L2">
            <text:list-item>
              <text:p text:style-name="P15">From <text:a xlink:type="simple" xlink:href="http://www.xpeqt.com/">Xpeqt</text:a>; </text:p>
            </text:list-item>
          </text:list>
          <text:p text:style-name="Text_20_body"><text:span text:style-name="T3">Note</text:span>: References available on request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4.99m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dc:title>George Sotirov's Curriculum Vitae</dc:title>
    <dc:subject>CV</dc:subject>
    <meta:initial-creator>Georgi Sotirov</meta:initial-creator>
    <meta:creation-date>2005-08-28T20:42:01</meta:creation-date>
    <dc:creator>Georgi Sotirov</dc:creator>
    <dc:date>2005-08-30T13:55:02</dc:date>
    <dc:language>en-GB</dc:language>
    <meta:editing-cycles>57</meta:editing-cycles>
    <meta:editing-duration>PT26M59S</meta:editing-duration>
    <meta:user-defined meta:name="Info 1"/>
    <meta:user-defined meta:name="Info 2"/>
    <meta:user-defined meta:name="Info 3"/>
    <meta:user-defined meta:name="Info 4"/>
    <meta:document-statistic meta:table-count="18" meta:image-count="0" meta:object-count="0" meta:page-count="4" meta:paragraph-count="270" meta:word-count="614" meta:character-count="3887"/>
  </office:meta>
</office:document-meta>
</file>